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officeooo:rsid="000f6e31" officeooo:paragraph-rsid="000f6e31"/>
    </style:style>
    <style:style style:name="P5" style:family="paragraph" style:parent-style-name="Text_20_body">
      <style:text-properties officeooo:rsid="000ceebe" officeooo:paragraph-rsid="000ceebe"/>
    </style:style>
    <style:style style:name="P6" style:family="paragraph" style:parent-style-name="Heading_20_1">
      <style:text-properties officeooo:rsid="000f6e31" officeooo:paragraph-rsid="000f6e31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8">
      <style:text-properties officeooo:rsid="000ceebe" officeooo:paragraph-rsid="000ceebe" fo:background-color="#81d41a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6">
      <style:text-properties fo:language="ru" fo:country="RU" fo:background-color="#81d41a"/>
    </style:style>
    <style:style style:name="P20" style:family="paragraph" style:parent-style-name="Text_20_body" style:list-style-name="L23">
      <style:text-properties fo:language="ru" fo:country="RU"/>
    </style:style>
    <style:style style:name="P21" style:family="paragraph" style:parent-style-name="Text_20_body" style:list-style-name="L24">
      <style:text-properties fo:language="ru" fo:country="RU"/>
    </style:style>
    <style:style style:name="P22" style:family="paragraph" style:parent-style-name="Text_20_body" style:list-style-name="L25">
      <style:text-properties fo:language="ru" fo:country="RU"/>
    </style:style>
    <style:style style:name="P23" style:family="paragraph" style:parent-style-name="Text_20_body" style:list-style-name="L26">
      <style:text-properties fo:language="ru" fo:country="RU"/>
    </style:style>
    <style:style style:name="P24" style:family="paragraph" style:parent-style-name="Text_20_body" style:list-style-name="L27">
      <style:text-properties fo:language="ru" fo:country="RU"/>
    </style:style>
    <style:style style:name="P25" style:family="paragraph" style:parent-style-name="Text_20_body" style:list-style-name="L7"/>
    <style:style style:name="P26" style:family="paragraph" style:parent-style-name="Text_20_body" style:list-style-name="L8">
      <style:text-properties fo:background-color="transparent"/>
    </style:style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3">
      <style:text-properties officeooo:rsid="000f6e31" officeooo:paragraph-rsid="000f6e31"/>
    </style:style>
    <style:style style:name="P31" style:family="paragraph" style:parent-style-name="Text_20_body" style:list-style-name="L14">
      <style:text-properties officeooo:rsid="000f6e31" officeooo:paragraph-rsid="000f6e31"/>
    </style:style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7d302" fo:background-color="#81d41a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</text:list>
      <text:p text:style-name="Text_20_body">2. Выносливость</text:p>
      <text:list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17">отнимается при получении некоторых видов атак <text:span text:style-name="T3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Text_20_body">3. Энергия</text:p>
      <text:list text:style-name="L3">
        <text:list-item>
          <text:p text:style-name="P10">есть у игрока и некоторых юнитов</text:p>
        </text:list-item>
        <text:list-item>
          <text:p text:style-name="P18">набирается при нанесении урона атаками ближнего боя</text:p>
        </text:list-item>
        <text:list-item>
          <text:p text:style-name="P18">используется для применения способностей</text:p>
        </text:list-item>
        <text:list-item>
          <text:p text:style-name="P18">также расходуется при получении урона, если у юнита экипирован «щит».</text:p>
        </text:list-item>
        <text:list-item>
          <text:p text:style-name="P18">Если игрок оглушается с 0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text:style-name="L4">
        <text:list-item>
          <text:p text:style-name="P11">Персонаж передвигается в горизонтальной плоскости</text:p>
        </text:list-item>
      </text:list>
      <text:p text:style-name="Text_20_body">2. Прыжки</text:p>
      <text:list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<text:soft-page-break/>3. Уклонение</text:p>
      <text:list text:style-name="L6">
        <text:list-item>
          <text:p text:style-name="P19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text:style-name="L7">
        <text:list-item>
          <text:p text:style-name="P13">две быстрых атаки</text:p>
        </text:list-item>
        <text:list-item>
          <text:p text:style-name="P25">способность — метнуть молнию</text:p>
        </text:list-item>
        <text:list-item>
          <text:p text:style-name="P25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text:style-name="L8">
        <text:list-item>
          <text:p text:style-name="P14">стреляет очередями по 3 стрелы, всего 9 зарядов. </text:p>
        </text:list-item>
        <text:list-item>
          <text:p text:style-name="P26">Способность — взрывная стрела</text:p>
        </text:list-item>
        <text:list-item>
          <text:p text:style-name="P26">стрела медленно летит и взрывается, нанося урон по радиусу</text:p>
        </text:list-item>
      </text:list>
      <text:p text:style-name="Text_20_body">3. Большой ключ</text:p>
      <text:list text:style-name="L9">
        <text:list-item>
          <text:p text:style-name="P27">4 медленных атаки</text:p>
        </text:list-item>
        <text:list-item>
          <text:p text:style-name="P27">способность — вращение</text:p>
        </text:list-item>
        <text:list-item>
          <text:p text:style-name="P27">вращение наносит урон вокруг персонажа</text:p>
        </text:list-item>
      </text:list>
      <text:p text:style-name="Text_20_body">4. Ракетница</text:p>
      <text:list text:style-name="L10">
        <text:list-item>
          <text:p text:style-name="P28">стреляет ракетой, которая взрывается и наносит урон по области</text:p>
        </text:list-item>
        <text:list-item>
          <text:p text:style-name="P28">способность — ракетный прыжок</text:p>
        </text:list-item>
        <text:list-item>
          <text:p text:style-name="P28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text:style-name="L11">
        <text:list-item>
          <text:p text:style-name="P29">поглощает часть урона за счет энергии</text:p>
        </text:list-item>
      </text:list>
      <text:p text:style-name="Text_20_body">2. Бустер</text:p>
      <text:list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P6" text:outline-level="1">Способности игрока</text:h>
      <text:p text:style-name="P4">1. Перемещение</text:p>
      <text:p text:style-name="P4">2. Использование оружий</text:p>
      <text:list text:style-name="L13">
        <text:list-item>
          <text:p text:style-name="P30"><text:soft-page-break/>Оружия имеют заряды, которые восстанавливаются со временем</text:p>
        </text:list-item>
        <text:list-item>
          <text:p text:style-name="P30">Некоторые оружия имеют стоимость применения в статах</text:p>
        </text:list-item>
        <text:list-item>
          <text:p text:style-name="P30">Оружия имеют разные анимации</text:p>
        </text:list-item>
      </text:list>
      <text:p text:style-name="P4">3. Использование способностей</text:p>
      <text:list text:style-name="L14">
        <text:list-item>
          <text:p text:style-name="P31">Способности имеют стоимость в статах</text:p>
        </text:list-item>
        <text:list-item>
          <text:p text:style-name="P31">Способности имеют заряды</text:p>
        </text:list-item>
        <text:list-item>
          <text:p text:style-name="P31">Способности восстанавливаются некоторое время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text:style-name="L15">
        <text:list-item>
          <text:p text:style-name="P32">платформа движется по определенной траектории</text:p>
        </text:list-item>
        <text:list-item>
          <text:p text:style-name="P32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text:style-name="L16">
        <text:list-item>
          <text:p text:style-name="P33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text:style-name="L17">
        <text:list-item>
          <text:p text:style-name="P34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text:style-name="L18">
        <text:list-item>
          <text:p text:style-name="P35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text:style-name="L19">
        <text:list-item>
          <text:p text:style-name="P36">При выполнении условия предмет на уровне меняет свое состояние</text:p>
        </text:list-item>
        <text:list-item>
          <text:p text:style-name="P36">Дверь открывается</text:p>
        </text:list-item>
        <text:list-item>
          <text:p text:style-name="P36">Запускаются платформы</text:p>
        </text:list-item>
        <text:list-item>
          <text:p text:style-name="P36">Меняются визуальные эффекты</text:p>
        </text:list-item>
        <text:list-item>
          <text:p text:style-name="P36">Выключаются ловушки</text:p>
        </text:list-item>
        <text:list-item>
          <text:p text:style-name="P36">и т. п.</text:p>
        </text:list-item>
      </text:list>
      <text:p text:style-name="Text_20_body">6. Дверь с проверкой предмета</text:p>
      <text:list text:style-name="L20">
        <text:list-item>
          <text:p text:style-name="P37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text:style-name="L21">
        <text:list-item>
          <text:p text:style-name="P38">Ловушки наносят урон игроку</text:p>
        </text:list-item>
        <text:list-item>
          <text:p text:style-name="P38"><text:soft-page-break/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3">8. Собираемые предметы</text:p>
      <text:list text:style-name="L22">
        <text:list-item>
          <text:p text:style-name="P39">На уровнях есть различные собираемые предметы:</text:p>
          <text:p text:style-name="P39">а) Предметы инвентаря (оружия, снаряжение). Предметы можно экипировать сразу или </text:p>
          <text:p text:style-name="P39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2">1. <text:span text:style-name="T2">Мини-бот</text:span></text:p>
      <text:list text:style-name="L23">
        <text:list-item>
          <text:p text:style-name="P20">Атакует в ближнем бою</text:p>
        </text:list-item>
        <text:list-item>
          <text:p text:style-name="P20">Способность — самоуничтожение. Взрывается на низком запасе здоровья, если его не добить</text:p>
        </text:list-item>
        <text:list-item>
          <text:p text:style-name="P20">Мелкий, берет количеством</text:p>
        </text:list-item>
      </text:list>
      <text:p text:style-name="P3">2. Бот</text:p>
      <text:list text:style-name="L24">
        <text:list-item>
          <text:p text:style-name="P21">Атакует в ближнем бою</text:p>
        </text:list-item>
        <text:list-item>
          <text:p text:style-name="P21">Способность — рывок. Прыгает к игроку, оглушает при попадании</text:p>
        </text:list-item>
        <text:list-item>
          <text:p text:style-name="P21">Медленные, сильные атаки. Медленно поворачивается</text:p>
        </text:list-item>
      </text:list>
      <text:p text:style-name="P3">3. Дрон-ассистент</text:p>
      <text:list text:style-name="L25">
        <text:list-item>
          <text:p text:style-name="P22">Атакует в дальнем бою</text:p>
        </text:list-item>
        <text:list-item>
          <text:p text:style-name="P22">Способность — ремонт. Восстанавливает здоровье юнитов поблизости</text:p>
        </text:list-item>
        <text:list-item>
          <text:p text:style-name="P22">Атаки отнимают выносливость и энергию, наносят минимальный урон</text:p>
        </text:list-item>
      </text:list>
      <text:p text:style-name="P3">4. Турель</text:p>
      <text:list text:style-name="L26">
        <text:list-item>
          <text:p text:style-name="P23">Атакует в дальнем бою</text:p>
        </text:list-item>
        <text:list-item>
          <text:p text:style-name="P23">Попадания отталкивают игрока</text:p>
        </text:list-item>
        <text:list-item>
          <text:p text:style-name="P40">Медленно поворачивается</text:p>
        </text:list-item>
      </text:list>
      <text:p text:style-name="Text_20_body">5. Босс — танк</text:p>
      <text:list text:style-name="L27">
        <text:list-item>
          <text:p text:style-name="P24">Две «фазы» боя:</text:p>
          <text:p text:style-name="P24">1) побег - «раннер». Нужно уворачиваться от препятствий и выстрелов, убегая от танка в течении некоторого времени.</text:p>
          <text:p text:style-name="P24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4">Атаки во время «раннера»:</text:p>
          <text:p text:style-name="P24"><text:soft-page-break/>1) выстрел ракетой. Ракета летит по прямой траектории. Попадание наносит урон и оглушает.</text:p>
          <text:p text:style-name="P24">2) сбросить обломки — бросает обломки на пути игрока.</text:p>
        </text:list-item>
        <text:list-item>
          <text:p text:style-name="P24">Атаки во время боя:</text:p>
          <text:p text:style-name="P41">1) обстрел — стреляет по области медленно летящими ракетами. Наносит урон всем юнитам.</text:p>
          <text:p text:style-name="P41">2) отталкивание — отталкивает от себя игрока, спавнит разрушаемые препятствия</text:p>
          <text:p text:style-name="P41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P5">1. Панель игрока</text:p>
      <text:list text:style-name="L28">
        <text:list-item>
          <text:p text:style-name="P16">Информация о текущем состоянии статов игрока</text:p>
        </text:list-item>
        <text:list-item>
          <text:p text:style-name="P16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09-17T22:21:56.676000000</dc:date>
    <meta:editing-duration>PT10H38M28S</meta:editing-duration>
    <meta:editing-cycles>17</meta:editing-cycles>
    <meta:generator>LibreOffice/7.5.9.2$Windows_X86_64 LibreOffice_project/cdeefe45c17511d326101eed8008ac4092f278a9</meta:generator>
    <meta:document-statistic meta:table-count="0" meta:image-count="0" meta:object-count="0" meta:page-count="5" meta:paragraph-count="124" meta:word-count="709" meta:character-count="4626" meta:non-whitespace-character-count="4101"/>
  </office:meta>
</office:document-meta>
</file>